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5" style:family="paragraph" style:parent-style-name="Text_20_body">
      <style:text-properties fo:font-variant="normal" fo:text-transform="none" fo:color="#1f2328" loext:opacity="100%" style:font-name="apple-system" fo:font-size="14pt" fo:letter-spacing="normal" fo:font-style="normal" fo:font-weight="bold" officeooo:paragraph-rsid="003a3252" fo:background-color="#ffff0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7" style:family="paragraph" style:parent-style-name="Preformatted_20_Text">
      <style:text-properties fo:font-size="16pt" fo:font-weight="normal" officeooo:rsid="003c5fe4" officeooo:paragraph-rsid="003c5fe4" fo:background-color="#ffff00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bold" officeooo:paragraph-rsid="003a3252" fo:background-color="#ffff00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b2b2b2" loext:opacity="100%"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21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2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25" style:family="paragraph" style:parent-style-name="Standard">
      <style:text-properties fo:color="#b2b2b2" loext:opacity="100%"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26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paragraph-rsid="003a3252" fo:background-color="transparent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fo:background-color="transparent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paragraph-rsid="003a3252" fo:background-color="#81d41a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bold" officeooo:paragraph-rsid="003a3252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34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35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36" style:family="paragraph" style:parent-style-name="Standard">
      <style:text-properties fo:color="#ff0000" loext:opacity="100%" officeooo:paragraph-rsid="0044ab1e"/>
    </style:style>
    <style:style style:name="P37" style:family="paragraph" style:parent-style-name="Text_20_body">
      <style:text-properties fo:color="#b2b2b2" loext:opacity="100%" fo:font-size="14pt" fo:font-weight="normal" officeooo:paragraph-rsid="0044ab1e" fo:background-color="transparent" style:font-size-asian="14pt" style:font-weight-asian="normal" style:font-size-complex="14pt" style:font-weight-complex="normal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1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2" style:family="text">
      <style:text-properties fo:font-variant="normal" fo:text-transform="none" fo:color="#1f2328" loext:opacity="100%" style:font-name="apple-system" fo:letter-spacing="normal" fo:font-style="normal"/>
    </style:style>
    <style:style style:name="T13" style:family="text">
      <style:text-properties fo:font-variant="normal" fo:text-transform="none" style:font-name="apple-system" fo:letter-spacing="normal" fo:font-style="normal"/>
    </style:style>
    <style:style style:name="T14" style:family="text">
      <style:text-properties officeooo:rsid="00360db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2b2b2" loext:opacity="100%"/>
    </style:style>
    <style:style style:name="T17" style:family="text">
      <style:text-properties fo:color="#b2b2b2" loext:opacity="100%" officeooo:rsid="003c98ff"/>
    </style:style>
    <style:style style:name="T18" style:family="text">
      <style:text-properties officeooo:rsid="003c98ff"/>
    </style:style>
    <style:style style:name="T19" style:family="text">
      <style:text-properties fo:color="#9999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https://github.com/WasmEdge/WasmEdge/issues/3500</text:p>
      <text:p text:style-name="Standard">https://github.com/Isaiah1810/Yolov5-for-Orange-Pi-5-Plus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>https://github.com/Qengineering/YoloV5-NPU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/>
      <text:p text:style-name="P33"><text:a xlink:type="simple" xlink:href="https://github.com/WasmEdge/WasmEdge/issues/3500" text:style-name="Internet_20_link" text:visited-style-name="Visited_20_Internet_20_Link">https://github.com/WasmEdge/WasmEdge/issues/3500</text:a></text:p>
      <text:p text:style-name="P29"><text:span text:style-name="T19">A Orange Pi 5 Plus with 0.9.6+ NPU driver.</text:span></text:p>
      <text:p text:style-name="P29">sudo cat /sys/kernel/debug/rknpu/version <text:s text:c="2"/></text:p>
      <text:p text:style-name="P26">RKNPU driver: v0.9.2</text:p>
      <text:p text:style-name="P37"><text:span text:style-name="T13">A x86-64 machine to run the Rockchip toolchain and cross compile the executor to ARM.</text:span></text:p>
      <text:p text:style-name="P32">Install Rockchip toolchain – rknn-llm</text:p>
      <text:p text:style-name="P29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9"><text:span text:style-name="T16">## Run on x86-64 machine</text:span></text:p>
      <text:p text:style-name="P29">git clone <text:a xlink:type="simple" xlink:href="https://github.com/airockchip/rknn-llm.git" text:style-name="Internet_20_link" text:visited-style-name="Visited_20_Internet_20_Link">https://github.com/airockchip/rknn-llm.git</text:a></text:p>
      <text:p text:style-name="P29"><text:span text:style-name="T16">## install Miniforge3</text:span></text:p>
      <text:p text:style-name="P21"><text:span text:style-name="Source_20_Text"><text:span text:style-name="T10">wget "https://github.com/conda-forge/miniforge/releases/latest/download/Miniforge3-$(uname)-$(uname -m).sh"</text:span></text:span></text:p>
      <text:p text:style-name="P22"><text:span text:style-name="Source_20_Text"><text:span text:style-name="T11">bash Miniforge3-$(uname)-$(uname -m).sh</text:span></text:span></text:p>
      <text:p text:style-name="P29"><text:span text:style-name="T16">## Setup python 3.</text:span><text:span text:style-name="T17">10</text:span></text:p>
      <text:p text:style-name="P29">source ~/miniforge3/bin/activate</text:p>
      <text:p text:style-name="P29">conda create -n RKLLM-Toolkit python=3.<text:span text:style-name="T18">10</text:span></text:p>
      <text:p text:style-name="P29">conda activate RKLLM-Toolkit</text:p>
      <text:p text:style-name="P29"><text:span text:style-name="T16">## install tool</text:span></text:p>
      <text:p text:style-name="P29">pip3 install ./rknn-llm/rkllm-toolkit/packages/rkllm_toolkit-1.0.1-cp38-cp38-linux_x86_64.whl </text:p>
      <text:p text:style-name="P34">Ошибк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9">RKNPU2 is only supported for Linux Kernel version 5.10. It will not work for version 6</text:p>
      <text:p text:style-name="P6"/>
      <text:p text:style-name="P12">NPU <text:s/></text:p>
      <text:p text:style-name="P13">sudo watch -n 1 cat /sys/kernel/debug/rknpu/load</text:p>
      <text:p text:style-name="P6"/>
      <text:p text:style-name="P13">sudo cat /sys/kernel/debug/rknpu/version</text:p>
      <text:p text:style-name="P6"><text:soft-page-break/></text:p>
      <text:p text:style-name="P6"/>
      <text:p text:style-name="P14">Installation via <text:span text:style-name="T14">Docker</text:span></text:p>
      <text:p text:style-name="P16"># Create docker group</text:p>
      <text:p text:style-name="P9">sudo groupadd docker</text:p>
      <text:p text:style-name="P16"># Add the current user to the docker group</text:p>
      <text:p text:style-name="P9">sudo usermod -aG docker $USER</text:p>
      <text:p text:style-name="P16"># Update and activate the docker group</text:p>
      <text:p text:style-name="P9">newgrp docker</text:p>
      <text:p text:style-name="P9">sudo apt <text:s/>install docker.io</text:p>
      <text:p text:style-name="P16"># Verify that sudo is not needed to execute docker commands</text:p>
      <text:p text:style-name="P9">docker run hello-world</text:p>
      <text:p text:style-name="P6"/>
      <text:p text:style-name="P10">cd /home/user/rknn-toolkit2/rknn-toolkit2/docker/docker_file/ubuntu_20_04_cp38</text:p>
      <text:p text:style-name="P10">docker build -f Dockerfile_ubuntu_20_04_for_cp38 -t rknn-toolkit2:x.x.x-cpxx .</text:p>
      <text:p text:style-name="P24">Errors </text:p>
      <text:p text:style-name="P6"/>
      <text:p text:style-name="P6"/>
      <text:p text:style-name="P6"/>
      <text:p text:style-name="P13">Installation via Pip</text:p>
      <text:p text:style-name="P13"/>
      <text:p text:style-name="P13">Install Python Environment</text:p>
      <text:p text:style-name="P6">sudo apt-get update</text:p>
      <text:p text:style-name="P6">sudo apt-get install python3 python3-dev python3-pip</text:p>
      <text:p text:style-name="P6">sudo apt-get install libxslt1-dev zlib1g zlib1g-dev libglib2.0-0 libsm6 libgl1-mesa-glx libprotobuf-dev gcc</text:p>
      <text:p text:style-name="P6"/>
      <text:p text:style-name="P13">Install Conda Tool</text:p>
      <text:p text:style-name="P11">wget -c https://mirrors.bfsu.edu.cn/anaconda/miniconda/Miniconda3-latest-Linux-x86_64.sh</text:p>
      <text:p text:style-name="P6">chmod 777 Miniconda3-latest-Linux-x86_64.sh</text:p>
      <text:p text:style-name="P6">bash Miniconda3-latest-Linux-x86_64.sh</text:p>
      <text:p text:style-name="P6">conda -V</text:p>
      <text:p text:style-name="P6"/>
      <text:p text:style-name="P6"/>
      <text:p text:style-name="P5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6"/>
      <text:p text:style-name="P5"><text:span text:style-name="Source_20_Text"><text:span text:style-name="T1">dmesg | grep -i rknpu</text:span></text:span></text:p>
      <text:p text:style-name="P6"/>
      <text:p text:style-name="P6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6"><text:span text:style-name="Source_20_Text"><text:span text:style-name="T2">sudo cp librknnrt.so <text:s/>/usr/lib</text:span></text:span></text:p>
      <text:p text:style-name="P6"/>
      <text:p text:style-name="P5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5"><text:span text:style-name="Source_20_Text"><text:span text:style-name="T1">sudo cp rknn_server /usr/bin</text:span></text:span></text:p>
      <text:p text:style-name="P7"><text:span text:style-name="Source_20_Text"><text:span text:style-name="T1">sudo cp start_rknn.sh /usr/bin</text:span></text:span></text:p>
      <text:p text:style-name="P7"><text:span text:style-name="Source_20_Text"><text:span text:style-name="T1">sudo cp restart_rknn.sh /usr/bin</text:span></text:span></text:p>
      <text:p text:style-name="P7"><text:span text:style-name="Source_20_Text"><text:span text:style-name="T1"/></text:span></text:p>
      <text:p text:style-name="P8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7"><text:span text:style-name="Source_20_Text"><text:span text:style-name="T1"/></text:span></text:p>
      <text:p text:style-name="Standard"><text:soft-page-break/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08T18:17:12.912261675</dc:date>
    <meta:editing-duration>PT2H23M2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3" meta:paragraph-count="67" meta:word-count="261" meta:character-count="2969" meta:non-whitespace-character-count="2765"/>
  </office:meta>
</office:document-meta>
</file>